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style:font-name="Times New Roman" officeooo:rsid="001310ff" officeooo:paragraph-rsid="001310ff"/>
    </style:style>
    <style:style style:name="P2" style:family="paragraph" style:parent-style-name="Standard">
      <style:paragraph-properties fo:line-height="200%" fo:text-align="center" style:justify-single-word="false"/>
      <style:text-properties style:font-name="Times New Roman" officeooo:rsid="001310ff" officeooo:paragraph-rsid="001310ff"/>
    </style:style>
    <style:style style:name="P3" style:family="paragraph" style:parent-style-name="Standard">
      <style:paragraph-properties fo:line-height="200%" fo:text-align="start" style:justify-single-word="false"/>
      <style:text-properties style:font-name="Times New Roman" officeooo:rsid="001310ff" officeooo:paragraph-rsid="001310ff"/>
    </style:style>
    <style:style style:name="P4" style:family="paragraph" style:parent-style-name="Header">
      <style:paragraph-properties fo:text-align="end" style:justify-single-word="false"/>
      <style:text-properties officeooo:rsid="001310ff" officeooo:paragraph-rsid="001310ff"/>
    </style:style>
    <style:style style:name="T1" style:family="text">
      <style:text-properties officeooo:rsid="0013995d"/>
    </style:style>
    <style:style style:name="T2" style:family="text">
      <style:text-properties officeooo:rsid="0014fb99"/>
    </style:style>
    <style:style style:name="T3" style:family="text">
      <style:text-properties officeooo:rsid="00155c09"/>
    </style:style>
    <style:style style:name="T4" style:family="text">
      <style:text-properties officeooo:rsid="0017355a"/>
    </style:style>
    <style:style style:name="T5" style:family="text">
      <style:text-properties officeooo:rsid="00188d95"/>
    </style:style>
    <style:style style:name="T6" style:family="text">
      <style:text-properties officeooo:rsid="001a2846"/>
    </style:style>
    <style:style style:name="T7" style:family="text">
      <style:text-properties officeooo:rsid="001ae1ea"/>
    </style:style>
    <style:style style:name="T8" style:family="text">
      <style:text-properties officeooo:rsid="001bff50"/>
    </style:style>
    <style:style style:name="T9" style:family="text">
      <style:text-properties officeooo:rsid="001db1a6"/>
    </style:style>
    <style:style style:name="T10" style:family="text">
      <style:text-properties officeooo:rsid="001f999d"/>
    </style:style>
    <style:style style:name="T11" style:family="text">
      <style:text-properties officeooo:rsid="001ffea9"/>
    </style:style>
    <style:style style:name="T12" style:family="text">
      <style:text-properties officeooo:rsid="0020d0cb"/>
    </style:style>
    <style:style style:name="T13" style:family="text">
      <style:text-properties officeooo:rsid="00249c36"/>
    </style:style>
    <style:style style:name="T14" style:family="text">
      <style:text-properties officeooo:rsid="00259553"/>
    </style:style>
    <style:style style:name="T15" style:family="text">
      <style:text-properties officeooo:rsid="00270bbe"/>
    </style:style>
    <style:style style:name="T16" style:family="text">
      <style:text-properties officeooo:rsid="002723d2"/>
    </style:style>
    <style:style style:name="T17" style:family="text">
      <style:text-properties officeooo:rsid="0028b639"/>
    </style:style>
    <style:style style:name="T18" style:family="text">
      <style:text-properties officeooo:rsid="0029df4e"/>
    </style:style>
    <style:style style:name="T19" style:family="text">
      <style:text-properties officeooo:rsid="002a77c1"/>
    </style:style>
    <style:style style:name="T20" style:family="text">
      <style:text-properties officeooo:rsid="002b20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esse Parnell</text:p>
      <text:p text:style-name="P3">English 98</text:p>
      <text:p text:style-name="P3">Professor James</text:p>
      <text:p text:style-name="P3">7 December 2014</text:p>
      <text:p text:style-name="P2">PRESERVING THE ELECTRONIC FRONTIER</text:p>
      <text:p text:style-name="P1"><text:tab/>The Internet as <text:span text:style-name="T16">it is known</text:span> today, is a collection of technological achievements from all over the world. It is a scientific masterpiece, recording <text:span text:style-name="T16">mans</text:span> thoughts, imaginations, and maybe even <text:span text:style-name="T16">their</text:span> very essence. It has become part of <text:span text:style-name="T16">man kinds progress</text:span>, <text:span text:style-name="T16">being</text:span> seek<text:span text:style-name="T16">ed out</text:span> each and every time <text:span text:style-name="T16">there is</text:span> a question or any kind of thirst for knowledge. In a way, it has become the choice for Intellectual Augmentation for any who is willing to learn it's devices. It may have many names <text:span text:style-name="T16">to describe it</text:span>, but the one most important aspect is the simulated space in which it provides. Cyberspace, a non existing place where ideas can be traded at the speed of light, duplicated and replicated at virtually no cost. Paul Day, in "Cyber Attack" defines this as: "cyberspace is not a foreign country or a mythical land. Cyberspace is a human construct that is infinitely malleable by both operators and skilled hackers." Until recently, Cyberspace was relatively safe, filled with electronic communication geeks, and hobbyists, with virtually no major consequences for anything traded or abused. It was not until recently that Cyberspace has become almost completely interconnected with the outside world. Because of this, because of the powers that it could possibly posses to manipulate the real world, there are those out to profit on it's ability, willing to destroy Cyberspace with Cyber-Warfare, unless <text:span text:style-name="T10">a new defensive mechanism is widely implemented</text:span>.</text:p>
      <text:p text:style-name="P1"><text:tab/>Cyberspace has not always been an important medium in <text:span text:style-name="T17">the</text:span> daily lives <text:span text:style-name="T17">of mankind</text:span>. It does not just consist of Facebook, twitter, and all the "lolcat" pages that so many obsess over, it is the space in which government organizations communicate through, <text:span text:style-name="T17">and even the</text:span> space in which NASA delivers it's data, reaching out into the stars. It is a web, that now not only encompasses the planet earth, but now <text:soft-page-break/>expands past <text:span text:style-name="T20">the</text:span> moon, and in some ways, can be considered to have passed even Pluto delivering data to the people of earth from the space probe, Voyager. The beginnings of cyberspace was filled with hobbyists, students, and hackers. The importance of Cyberspace was mostly within the social and intellectual pursuits of their users. There was no important banking, or tax filing, it did not contain the actual identities of their users, and if it were shut down tomorrow those of that time would hardly skip a beat in normal life. Today, this is much different, if <text:span text:style-name="T18">mans</text:span> ability to access <text:span text:style-name="T18">their</text:span> lives within Cyberspace was suddenly interrupted, many would not be able to practice <text:span text:style-name="T18">their</text:span> employment duties, and <text:span text:style-name="T18">even the</text:span> basic forms of communication with<text:span text:style-name="T19">in</text:span> family and friends would <text:span text:style-name="T18">simply </text:span>vanish.</text:p>
      <text:p text:style-name="P1"><text:tab/>Cyberspace has a flaw, it was never intended to be one of the main drivers for commerce in society, and the computers which run it, cannot decipher between malicious and safe code during operation. Because of this, it lacks in security allowing certain malicious powers to manipulate it's functionality. In it's greatest consequence, this requires developers all over the world to reinvent the wheel in a more secure way, whenever a security flaw is found. In fact, the original Network most closely related to <text:span text:style-name="T20">the</text:span> Internet of today, was ARPANET, produced by the government to allow communications across the country even within a nuclear event. Despite it's <text:span text:style-name="T1">perceived</text:span> <text:span text:style-name="T1">indestructibility</text:span>, the elements of cyber crime, and cyber warfare could potentially destroy Cyberspace, <text:span text:style-name="T2">unless it's design is re-engineered in order to harden the system against malicious attacks</text:span>.</text:p>
      <text:p text:style-name="P1"><text:tab/>The greatest of all threats to Cyberspace is Cyber War. Cyber <text:span text:style-name="T3">Warfare</text:span> between governments can result in any Internet connected device being destroyed. An example of this was recently discovered <text:span text:style-name="T3">with</text:span> the Stuxnet worm, in which destroyed the Iranian nuclear facility by deactivating all of the safety features within the plant. Until <text:span text:style-name="T4">Stuxnet</text:span>, it was not known if <text:span text:style-name="T4">Cyber Warfare</text:span> could actually destroy a facility <text:span text:style-name="T3">with networked</text:span> hardware. There is another product of Cyber War, Cyber Espionage; <text:span text:style-name="T4">Groups who practice it, such as the NSA, spy and intercept data communications between individuals without their consent, in hopes to find useful information.</text:span> The NSA is notorious for tracking and consuming all <text:soft-page-break/>data in which it can get it's hands on. The recent leaks by Edward Snowden disclosed to the world specifically the data in which they capture, and where it is <text:span text:style-name="T5">even stored</text:span>. These leaks had an interesting effect on the existing hacker underground. Julian Assange wrote a now common opinion in his book, within the first page of "Cypherpunks," "The Internet, our greatest tool of emancipation, has been transformed into the most dangerous facilitator of totalitarianism we have ever seen. The Internet is a threat to human civilization."</text:p>
      <text:p text:style-name="P1"><text:tab/>Cyber war is a war of intelligence, strategy, and methods. There is no way to actually know for sure who is the true attacker when plausible deny-ability is involved. Any computer can be hijacked to commit a crime, there is no way to actually link an individual or entity to a malicious attack. Therefore, Cyber War is a war of intelligence, in a battle field of relativity. The simplest method of producing plausible deny-ability is by using some simple tools in which are usually free. With a VPN, or a Proxy, an individual can route all the packets and commands from his computer through another. Typically, a Proxy host would have an endless quantity of other customers on the same server, and if that host does not retain any logs on their customers, the attack is virtually untraceable. It is also good to note that if an agency has enough resources to produce a worm as powerful as Stuxnet, then it would be easy to assume that they have greater resources to masking the origins of their attacks.</text:p>
      <text:p text:style-name="P1"><text:tab/>In 1991, the Internet shifted into a new age with the release of PGP by Philip Zimmermann, a light at the end of the <text:span text:style-name="T6">crime filled</text:span> tunnel finally appeared for those who wished to be private in Cyberspace. <text:span text:style-name="T6">Despite PGP being a long awaited resource for cyber security,</text:span> The United States government saw it as a threat to their empire, and instituted an investigation against Zimmermann. In June of 1996, he held a meeting with the US senate, stating his reasons for creating PGP, "Like every new technology, this comes at some cost. Cars pollute the air and cause traffic jams. Cryptography can help criminals hide their activities. People in the law enforcement and intelligence communities are going to look at this only in their own terms. But even with these costs, we still can't stop this from <text:soft-page-break/>happening in a free market global economy," basically stating, that if he did not create PGP, somebody else simply would have, <text:span text:style-name="T6">as Cyberspace spans the globe and, something as necessary and desired as encryption, there was bound to be someone in another country who would have created PGP anyways, and the United States would have no power to end it's expansion.</text:span></text:p>
      <text:p text:style-name="P1"><text:tab/>Encryption was created to harden networks of communication against intrusion and espionage. <text:span text:style-name="T7">Despite encryption systems such as PGP being created for the general public, for all computers, the</text:span> general public <text:span text:style-name="T7">still</text:span> <text:span text:style-name="T7">tends to </text:span>feel that <text:span text:style-name="T7">encryption</text:span> is only a device for hackers and criminals. When data is encrypted, and only allowed to be decrypted by those who have the proper keys, this prevents any foreign entity from spying on their subject. When data is encrypted on the system its self, only the operators who are permitted to access the system can access it. Encryption alone cannot fully protect a system, but it can harden it from access well enough to deter any further intrusion attempts. If <text:span text:style-name="T7">the </text:span>decryption keys are stolen from an individual, the data can essentially be decrypted, and if the keys are given to those in the wrong hands, it can completely disrupt the whole purpose of encryption. <text:span text:style-name="T7">In general, encryption will harden a network to the point that no existing entity can break it. The purpose of PGP was to allow the general public to be able to harden their connection with others within cyberspace, in order to secure their privacy.</text:span></text:p>
      <text:p text:style-name="P1"><text:tab/>Governments <text:span text:style-name="T8">have become accustomed to practicing Cyber Espionage upon their citizens, and</text:span> are afraid of allowing encryption to exist. <text:span text:style-name="T8">With the disclosure of the NSA program called PRISM, with the goal of logging and sorting all Internet related traffic, it has one simple flaw. PRISM</text:span> requires that most of the data <text:span text:style-name="T8">it collects</text:span> to be non encrypted. If each packet of data that was sent across the network was encrypted, it would require the NSA to produce super-computers capable of decrypting each packet, <text:span text:style-name="T8">within a reasonable time frame</text:span>. Before the age of the Internet, if <text:span text:style-name="T9">a</text:span> government <text:span text:style-name="T9">desired</text:span> to spy <text:span text:style-name="T9">upon</text:span> someone, they would have to physically arrive at the location of the person of interest, effectively limiting the number of individuals they could spy on at <text:span text:style-name="T9">one</text:span> time. With<text:span text:style-name="T9">in the age of Cyberspace</text:span>, <text:soft-page-break/><text:span text:style-name="T9">governments</text:span> can simultaneously spy on millions if not billions of people <text:span text:style-name="T9">even with</text:span> a low risk of detection. It was only until <text:span text:style-name="T9">the last few years</text:span> the idea of the NSA spying on individuals was considered a <text:span text:style-name="T9">C</text:span>onspiracy <text:span text:style-name="T9">T</text:span>heory. Today, after <text:span text:style-name="T9">governmental</text:span> leaks provided by Snowden, this theory was proven as Fact, <text:span text:style-name="T9">later even</text:span> confirmed by the NSA themselves. </text:p>
      <text:p text:style-name="P1"><text:tab/><text:span text:style-name="T10">Cyberspace</text:span> <text:span text:style-name="T11">may </text:span>soon reach a moment in history where encryption will place a <text:span text:style-name="T11">major</text:span> barrier against surveillance and spying within cyberspace. <text:span text:style-name="T11">Increasing numbers of</text:span> people are embracing encryption, even the latest iPhones place full-disk encryption by default. When practicing Cyber Espionage against a bulk of people, it is important not to allow <text:span text:style-name="T12">those individuals</text:span> to have encryption. The moment when a small population begins to encrypt their data, the usefulness of espionage decreases, as databases begin to fill up with data which is useless unless <text:span text:style-name="T13">decrypted</text:span>. The cost to decrypt the data without the encryption keys <text:span text:style-name="T14">can be</text:span> enormous, as it requires incredibly powerful computers to place brute-force attacks upon the block of data. If enough individuals encrypted their data, the cost of Cyber Espionage would simply be too great, and far too ineffective. As a result, any small country such as, North Korea, or Iran wishing to play the game of Cyber Espionage against the United States, would simply be unable to afford the computers required to decrypt the data. Yet, as encryption is cheaper and takes virtually no computing power to decrypt data when the proper decryption keys are held, North Korea, and Iran could defend their own countries interests against their enemies.</text:p>
      <text:p text:style-name="P1"><text:tab/>Encryption is the key to privacy and security within Cyberspace. It gives it's user the freedom to disclose what private information he or she wishes without exposing anything more. It secures <text:span text:style-name="T15">users</text:span> from prying eyes, and prevents surveillance states from developing with the increasing cost to decrypt the encrypted data. An unintended consequence is that it can also protect an enemy from surveillance hindering the authorities power to gain evidence upon that specific individual. If encryption is not placed into use by a larger population, governments will continue to escalate their Cyber Espionage programs making war on each other and their people. The escalation to Cyber War could potentially <text:soft-page-break/>interrupt e-commerce, power stations, and satellite communications. <text:span text:style-name="T20">Mans</text:span> <text:span text:style-name="T20">history has</text:span> now <text:span text:style-name="T20">been</text:span> broadcast <text:span text:style-name="T20">and recorded through</text:span> Cyberspace, to have a choice which data is expose<text:span text:style-name="T20">d</text:span> to the <text:span text:style-name="T20">universe</text:span> is a fundamental freedom <text:span text:style-name="T20">which</text:span> would provide a safer cleaner Cybersp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310ff" officeooo:paragraph-rsid="001310f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Parnell <text:page-number text:select-page="current">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7T19:29:49.297037244</meta:creation-date>
    <dc:date>2014-12-07T21:11:19.445950750</dc:date>
    <meta:editing-duration>PT1H29M13S</meta:editing-duration>
    <meta:editing-cycles>22</meta:editing-cycles>
    <meta:generator>LibreOffice/4.2.7.2$Linux_x86 LibreOffice_project/420m0$Build-2</meta:generator>
    <meta:document-statistic meta:table-count="0" meta:image-count="0" meta:object-count="0" meta:page-count="6" meta:paragraph-count="16" meta:word-count="1904" meta:character-count="11573" meta:non-whitespace-character-count="9665"/>
  </office:meta>
</office:document-meta>
</file>